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111.09mm"/>
    </style:style>
    <style:style style:name="co3" style:family="table-column">
      <style:table-column-properties fo:break-before="auto" style:column-width="105.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972f"/>
    </style:style>
    <style:style style:name="ce2" style:family="table-cell" style:parent-style-name="Default">
      <style:text-properties fo:color="#f10d0c"/>
    </style:style>
    <style:style style:name="ce3" style:family="table-cell" style:parent-style-name="Default">
      <style:text-properties fo:color="#ff8000"/>
    </style:style>
    <style:style style:name="ce4" style:family="table-cell" style:parent-style-name="Default">
      <style:text-properties fo:color="#ff0000"/>
    </style:style>
    <style:style style:name="ce9" style:family="table-cell" style:parent-style-name="Default">
      <style:text-properties fo:color="#c9211e"/>
    </style:style>
  </office:automatic-styles>
  <office:body>
    <office:spreadsheet>
      <table:calculation-settings table:automatic-find-labels="false" table:use-regular-expressions="false" table:use-wildcards="true"/>
      <table:table table:name="larger"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CMA_ALIGNMENT</text:p>
          </table:table-cell>
          <table:table-cell table:style-name="ce1"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style-name="ce1" table:number-columns-repeated="1022"/>
        </table:table-row>
        <table:table-row table:style-name="ro1">
          <table:table-cell table:style-name="ce1" office:value-type="string" calcext:value-type="string">
            <text:p>MTD_PHYSMAP_LEN</text:p>
          </table:table-cell>
          <table:table-cell table:style-name="ce1"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style-name="ce1"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table:style-name="Default" office:value-type="string" calcext:value-type="string">
            <text:p>SCSI_LOGGING</text:p>
          </table:table-cell>
          <table:table-cell table:style-name="Default"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style-name="Default"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table:style-name="Default" office:value-type="string" calcext:value-type="string">
            <text:p>IPW2100_DEBUG</text:p>
          </table:table-cell>
          <table:table-cell table:style-name="Default"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style-name="Default" table:number-columns-repeated="1022"/>
        </table:table-row>
        <table:table-row table:style-name="ro1">
          <table:table-cell table:style-name="Default" office:value-type="string" calcext:value-type="string">
            <text:p>IPW2200_DEBUG</text:p>
          </table:table-cell>
          <table:table-cell table:style-name="Default"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style-name="Default" table:number-columns-repeated="1022"/>
        </table:table-row>
        <table:table-row table:style-name="ro1">
          <table:table-cell table:style-name="Default" office:value-type="string" calcext:value-type="string">
            <text:p>LIBIPW_DEBUG</text:p>
          </table:table-cell>
          <table:table-cell table:style-name="Default"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style-name="Default" table:number-columns-repeated="1022"/>
        </table:table-row>
        <table:table-row table:style-name="ro1">
          <table:table-cell table:style-name="Default" office:value-type="string" calcext:value-type="string">
            <text:p>IWLEGACY_DEBUG</text:p>
          </table:table-cell>
          <table:table-cell table:style-name="Default"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Default" office:value-type="string" calcext:value-type="string">
            <text:p>IWLWIFI_DEBUG</text:p>
          </table:table-cell>
          <table:table-cell table:style-name="Default"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style-name="Default" table:number-columns-repeated="1022"/>
        </table:table-row>
        <table:table-row table:style-name="ro1">
          <table:table-cell table:style-name="ce3" office:value-type="string" calcext:value-type="string">
            <text:p>SERIAL_8250_OMAP_TTYO_FIXUP</text:p>
          </table:table-cell>
          <table:table-cell table:style-name="ce3" office:value-type="string" calcext:value-type="string">
            <text:p>This option replaces the "console=ttyO" argument with the matching ttyS argument if the user did not specified it on the command line. This ensures that the user can see the kernel output during boot which he wouldn't see otherwise. The getty has still to be configured for ttyS instead of ttyO regardless of this option. This option is intended for people who "automatically" enable this driver without knowing that this driver requires a different console= argument. If you read this, please keep this option disabled and instead update your kernel command line. If you prepare a kernel for a distribution or other kind of larger user base then you probably want to keep this option enabled. Otherwise people might complain about a not booting kernel because the serial console remains silent in case they forgot to update the command line.</text:p>
          </table:table-cell>
          <table:table-cell table:style-name="ce3" table:number-columns-repeated="1022"/>
        </table:table-row>
        <table:table-row table:style-name="ro1">
          <table:table-cell table:style-name="ce4" office:value-type="string" calcext:value-type="string">
            <text:p>I2C_AXXIA</text:p>
          </table:table-cell>
          <table:table-cell table:style-name="ce4" office:value-type="string" calcext:value-type="string">
            <text:p>Say yes if you want to support the I2C bus on Axxia platforms. <text:s/>Please note that this controller is limited to transfers of maximum 255 bytes in length. Any attempt to to a larger transfer will return an error.</text:p>
          </table:table-cell>
          <table:table-cell table:style-name="ce4" table:number-columns-repeated="1022"/>
        </table:table-row>
        <table:table-row table:style-name="ro1">
          <table:table-cell table:style-name="ce3" office:value-type="string" calcext:value-type="string">
            <text:p>VGACON_SOFT_SCROLLBACK</text:p>
          </table:table-cell>
          <table:table-cell table:style-name="ce3"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style-name="ce3" table:number-columns-repeated="1022"/>
        </table:table-row>
        <table:table-row table:style-name="ro1">
          <table:table-cell table:style-name="Default" office:value-type="string" calcext:value-type="string">
            <text:p>SND_VERBOSE_PROCFS</text:p>
          </table:table-cell>
          <table:table-cell table:style-name="Default" office:value-type="string" calcext:value-type="string">
            <text:p>Say Y here to include code for verbose procfs contents (provides useful information to developers when a problem occurs). <text:s/>On the other side, it makes the ALSA subsystem larger.</text:p>
          </table:table-cell>
          <table:table-cell table:style-name="Default" table:number-columns-repeated="1022"/>
        </table:table-row>
        <table:table-row table:style-name="ro1">
          <table:table-cell table:style-name="ce3" office:value-type="string" calcext:value-type="string">
            <text:p>SND_HDA_PREALLOC_SIZE</text:p>
          </table:table-cell>
          <table:table-cell table:style-name="ce3" office:value-type="string" calcext:value-type="string">
            <text:p>Specifies the default pre-allocated buffer-size in kB for the HD-audio driver. <text:s/>A larger buffer (e.g. 2048) is preferred for systems using PulseAudio. <text:s/>The default 64 is chosen just for compatibility reasons. <text:s/>Note that the pre-allocation size can be changed dynamically via a proc file (/proc/asound/card*/pcm*/sub*/prealloc), too.</text:p>
          </table:table-cell>
          <table:table-cell table:style-name="ce3" table:number-columns-repeated="1022"/>
        </table:table-row>
        <table:table-row table:style-name="ro1">
          <table:table-cell table:style-name="ce9" office:value-type="string" calcext:value-type="string">
            <text:p>MSND_FIFOSIZE</text:p>
          </table:table-cell>
          <table:table-cell table:style-name="ce9"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style-name="ce9"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Default" office:value-type="string" calcext:value-type="string">
            <text:p>SH_CPU_FREQ</text:p>
          </table:table-cell>
          <table:table-cell table:style-name="Default"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style-name="Default" table:number-columns-repeated="1022"/>
        </table:table-row>
        <table:table-row table:style-name="ro1">
          <table:table-cell table:style-name="Default" office:value-type="string" calcext:value-type="string">
            <text:p>CC_STACKPROTECTOR_REGULAR</text:p>
          </table:table-cell>
          <table:table-cell table:style-name="Default"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Default" table:number-columns-repeated="1022"/>
        </table:table-row>
        <table:table-row table:style-name="ro1">
          <table:table-cell table:style-name="Default" office:value-type="string" calcext:value-type="string">
            <text:p>GCOV_PROFILE_ALL</text:p>
          </table:table-cell>
          <table:table-cell table:style-name="Default"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style-name="Default" table:number-columns-repeated="1022"/>
        </table:table-row>
        <table:table-row table:style-name="ro1">
          <table:table-cell table:style-name="Default" office:value-type="string" calcext:value-type="string">
            <text:p>DEBUG_INFO</text:p>
          </table:table-cell>
          <table:table-cell table:style-name="Default"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style-name="Default" table:number-columns-repeated="1022"/>
        </table:table-row>
        <table:table-row table:style-name="ro1">
          <table:table-cell table:style-name="Default" office:value-type="string" calcext:value-type="string">
            <text:p>DEBUG_INFO_DWARF4</text:p>
          </table:table-cell>
          <table:table-cell table:style-name="Default"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style-name="Default" table:number-columns-repeated="1022"/>
        </table:table-row>
        <table:table-row table:style-name="ro1">
          <table:table-cell office:value-type="string" calcext:value-type="string">
            <text:p>FRAME_WARN</text:p>
          </table:table-cell>
          <table:table-cell office:value-type="string" calcext:value-type="string">
            <text:p>Tell gcc to warn at build time for stack frames larger than this. Setting this too low will cause a lot of warnings. Setting it to 0 disables the warning. Requires gcc 4.4</text:p>
          </table:table-cell>
          <table:table-cell table:number-columns-repeated="1022"/>
        </table:table-row>
        <table:table-row table:style-name="ro1">
          <table:table-cell table:style-name="Default" office:value-type="string" calcext:value-type="string">
            <text:p>DEBUG_SECTION_MISMATCH</text:p>
          </table:table-cell>
          <table:table-cell table:style-name="Default" office:value-type="string" calcext:value-type="string">
            <text:p>The section mismatch analysis checks if there are illegal references from one section to another section. During linktime or runtime, some sections are dropped</text:p>
          </table:table-cell>
          <table:table-cell table:style-name="Default" office:value-type="string" calcext:value-type="string">
            <text:p><text:s/>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style-name="Default" table:number-columns-repeated="1021"/>
        </table:table-row>
        <table:table-row table:style-name="ro1">
          <table:table-cell table:style-name="Default" office:value-type="string" calcext:value-type="string">
            <text:p>FRAME_POINTER</text:p>
          </table:table-cell>
          <table:table-cell table:style-name="Default" office:value-type="string" calcext:value-type="string">
            <text:p>If you say Y here the resulting kernel image will be slightly larger and slower, but it gives very useful debugging information in case of kernel bugs. (precise oopses/stacktraces/warnings)</text:p>
          </table:table-cell>
          <table:table-cell table:style-name="Default" table:number-columns-repeated="1022"/>
        </table:table-row>
        <table:table-row table:style-name="ro1">
          <table:table-cell table:style-name="Default" office:value-type="string" calcext:value-type="string">
            <text:p>DYNAMIC_FTRACE</text:p>
          </table:table-cell>
          <table:table-cell table:style-name="Default"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style-name="Default" table:number-columns-repeated="1022"/>
        </table:table-row>
        <table:table-row table:style-name="ro1">
          <table:table-cell office:value-type="string" calcext:value-type="string">
            <text:p>LBDAF</text:p>
          </table:table-cell>
          <table:table-cell office:value-type="string" calcext:value-type="string">
            <text:p>Enable block devices or files of size 2TB and larger. <text:s/>This option is required to support the full capacity of large (2TB+) block devices, including RAID, disk, Network Block Device, Logical Volume Manager (LVM) and loopback. <text:s/>This option also enables support for single files larger than 2TB. <text:s/>The ext4 filesystem requires that this feature be enabled in order to support filesystems that have the huge_file feature enabled. <text:s/>Otherwise, it will refuse to mount in the read-write mode any filesystems that use the huge_file feature, which is enabled by default by mke2fs.ext4. <text:s/>The GFS2 filesystem also requires this feature. <text:s/>If unsure, say Y.</text:p>
          </table:table-cell>
          <table:table-cell table:number-columns-repeated="1022"/>
        </table:table-row>
        <table:table-row table:style-name="ro1">
          <table:table-cell office:value-type="string" calcext:value-type="string">
            <text:p>COMPACTION</text:p>
          </table:table-cell>
          <table:table-cell office:value-type="string" calcext:value-type="string">
            <text:p>Compaction is the only memory management component to form high order (larger physically contiguous) memory blocks reliably. The page allocator relies on compaction heavily and the lack of the feature can lead to unexpected OOM killer invocations for high order memory requests. You shouldn't disable this option unless there really is a strong reason for it and then we would be really interested to hear about that at linux-mm@kvack.org.</text:p>
          </table:table-cell>
          <table:table-cell table:number-columns-repeated="1022"/>
        </table:table-row>
        <table:table-row table:style-name="ro1">
          <table:table-cell office:value-type="string" calcext:value-type="string">
            <text:p>IP_VS_LBLC</text:p>
          </table:table-cell>
          <table:table-cell office:value-type="string" calcext:value-type="string">
            <text:p>The locality-based least-connection scheduling algorithm is for destination IP load balancing. It is usually used in cache cluster. This algorithm usually directs packet destined for an IP address to its server if the server is alive and under load. If the server is overloaded (its active connection numbers is larger than its weight) and there is a server in its half load, then allocate the weighted least-connection server to this IP address. <text:s/>If you want to compile it in kernel, say Y. To compile it as a module, choose M here. If unsure, say N.</text:p>
          </table:table-cell>
          <table:table-cell table:number-columns-repeated="1022"/>
        </table:table-row>
        <table:table-row table:style-name="ro1">
          <table:table-cell office:value-type="string" calcext:value-type="string">
            <text:p>BRIDGE</text:p>
          </table:table-cell>
          <table:table-cell office:value-type="string" calcext:value-type="string">
            <text:p>If you say Y here, then your Linux box will be able to act as an Ethernet bridge, which means that the different Ethernet segments it is connected to will appear as one Ethernet to the participants. Several such bridges can work together to create even larger networks of Ethernets using the IEEE 802.1 spanning tree algorithm. As this is a standard, Linux bridges will cooperate properly with other third party bridge products. <text:s/>In order to use the Ethernet bridge, you'll need the bridge configuration tools</text:p>
          </table:table-cell>
          <table:table-cell office:value-type="string" calcext:value-type="string">
            <text:p><text:s/>see &lt;file:Documentation/networking/bridge.txt&gt; for location. Please read the Bridge mini-HOWTO for more information. <text:s/>If you enable iptables support along with the bridge support then you turn your bridge into a bridging IP firewall. iptables will then see the IP packets being bridged, so you need to take this into account when setting up your firewall rules. Enabling arptables support when bridging will let arptables see bridged ARP traffic in the arptables FORWARD chain. <text:s/>To compile this code as a module, choose M here: the module will be called bridge. <text:s/>If unsure, say N.</text:p>
          </table:table-cell>
          <table:table-cell table:number-columns-repeated="1021"/>
        </table:table-row>
        <table:table-row table:style-name="ro1">
          <table:table-cell table:style-name="Default" office:value-type="string" calcext:value-type="string">
            <text:p>REISERFS_PROC_INFO</text:p>
          </table:table-cell>
          <table:table-cell table:style-name="Default"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style-name="Default"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HARDENED_USERCOPY</text:p>
          </table:table-cell>
          <table:table-cell office:value-type="string" calcext:value-type="string">
            <text:p>This option checks for obviously wrong memory regions when copying memory to/from the kernel (via copy_to_user() and copy_from_user() functions) by rejecting memory ranges that are larger than the specified heap object, span multiple separately allocated pages, are not on the process stack, or are part of the kernel text. This kills entire classes of heap overflow exploits and similar kernel memory exposures.</text:p>
          </table:table-cell>
          <table:table-cell table:number-columns-repeated="1022"/>
        </table:table-row>
        <table:table-row table:style-name="ro1">
          <table:table-cell office:value-type="string" calcext:value-type="string">
            <text:p>CRYPTO_RMD256</text:p>
          </table:table-cell>
          <table:table-cell office:value-type="string" calcext:value-type="string">
            <text:p>RIPEMD-256 is an optional extension of RIPEMD-128 with a 256 bit hash. It is intended for applications that require longer hash-results, without needing a larger security level (than RIPEMD-128).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CRYPTO_RMD320</text:p>
          </table:table-cell>
          <table:table-cell office:value-type="string" calcext:value-type="string">
            <text:p>RIPEMD-320 is an optional extension of RIPEMD-160 with a 320 bit hash. It is intended for applications that require longer hash-results, without needing a larger security level (than RIPEMD-160). <text:s/>Developed by Hans Dobbertin, Antoon Bosselaers and Bart Preneel. See &lt;http://homes.esat.kuleuven.be/~bosselae/ripemd160.html&gt;</text:p>
          </table:table-cell>
          <table:table-cell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MTRR</text:p>
          </table:table-cell>
          <table:table-cell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number-columns-repeated="1022"/>
        </table:table-row>
        <table:table-row table:style-name="ro1">
          <table:table-cell table:style-name="Default" office:value-type="string" calcext:value-type="string">
            <text:p>X86_INTEL_MPX</text:p>
          </table:table-cell>
          <table:table-cell table:style-name="Default"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Default" table:number-columns-repeated="1022"/>
        </table:table-row>
        <table:table-row table:style-name="ro1">
          <table:table-cell table:style-name="ce3" office:value-type="string" calcext:value-type="string">
            <text:p>PHYS_64BIT</text:p>
          </table:table-cell>
          <table:table-cell table:style-name="ce3" office:value-type="string" calcext:value-type="string">
            <text:p>This option enables kernel support for larger than 32-bit physical addresses. <text:s/>This feature may not be available on all cores. <text:s/>If you have more than 3.5GB of RAM or so, you also need to enable SWIOTLB under Kernel Options for this to work. <text:s/>The actual number is platform-dependent. <text:s/>If in doubt, say N here.</text:p>
          </table:table-cell>
          <table:table-cell table:style-name="ce3" table:number-columns-repeated="1022"/>
        </table:table-row>
        <table:table-row table:style-name="ro1">
          <table:table-cell table:style-name="ce3" office:value-type="string" calcext:value-type="string">
            <text:p>RTS7751R2D_1</text:p>
          </table:table-cell>
          <table:table-cell table:style-name="ce3" office:value-type="string" calcext:value-type="string">
            <text:p>Selecting this option will configure the kernel for R2D-1. <text:s/>R2D-1 is the larger of the two R2D board versions, equipped with two PCI slots.</text:p>
          </table:table-cell>
          <table:table-cell table:style-name="ce3"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CPU_V7M_NUM_IRQ</text:p>
          </table:table-cell>
          <table:table-cell office:value-type="string" calcext:value-type="string">
            <text:p>This option indicates the number of interrupts connected to the NVIC. The value can be larger than the real number of interrupts supported by the system, but must not be lower. The default value is 240, corresponding to the maximum number of interrupts supported by the NVIC on Cortex-M family. <text:s/>If unsure, keep default value.</text:p>
          </table:table-cell>
          <table:table-cell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LEGACY_START_ADDRESS</text:p>
          </table:table-cell>
          <table:table-cell office:value-type="string" calcext:value-type="string">
            <text:p>The 2.4 kernel changed the kernel start address from 0x310000 to 0x810000 to make room for the Wildfire's larger SRM console. Recent consoles on Titan and Marvel machines also require the extra room. <text:s/>If you're using aboot 0.7 or later, the bootloader will examine the ELF headers to determine where to transfer control. Unfortunately, most older bootloaders -- APB or MILO -- hardcoded the kernel start address rather than examining the ELF headers, and the result is a hard lockup. <text:s/>Say Y if you have a broken bootloader. <text:s/>Say N if you do not, or if you wish to run on Wildfire, Titan, or Marvel.</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48:48.0943368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3T19:50:27.911580552</dc:date>
    <meta:editing-duration>PT6M3S</meta:editing-duration>
    <meta:editing-cycles>3</meta:editing-cycles>
    <meta:generator>LibreOffice/6.2.4.2.0$Linux_X86_64 LibreOffice_project/20$Build-2</meta:generator>
    <meta:document-statistic meta:table-count="1" meta:cell-count="95" meta:object-count="0"/>
  </office:meta>
</office:document-meta>
</file>